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3.75pt" style:use-optimal-column-width="fals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6"/>
        <table:table-column table:default-cell-style-name="ACE-0" table:style-name="ACOL-0" table:number-columns-repeated="228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37">
            <text:p>−111.3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45">
            <text:p>−111.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73999999999999">
            <text:p>−111.7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95999999999999">
            <text:p>−111.9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20999999999999">
            <text:p>−112.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15000000000001">
            <text:p>−113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59999999999999">
            <text:p>−113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2" office:value-type="float" office:value="-11.93">
            <text:p>−11.93</text:p>
          </table:table-cell>
          <table:table-cell table:style-name="ACE-2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95999999999999">
            <text:p>−113.9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0.7">
            <text:p>−120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0.73999999999999">
            <text:p>−120.7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0.86">
            <text:p>−120.8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31999999999999">
            <text:p>−121.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69">
            <text:p>−121.6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29000000000001">
            <text:p>−122.2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7">
            <text:p>−122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8">
            <text:p>−12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90000000000001">
            <text:p>−122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2.98999999999999">
            <text:p>−122.9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20999999999999">
            <text:p>−123.2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61">
            <text:p>−123.6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25">
            <text:p>−124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63">
            <text:p>−124.6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65000000000001">
            <text:p>−124.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73">
            <text:p>−124.7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4.88">
            <text:p>−124.8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18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26460">
            <text:p>264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56999999999999">
            <text:p>−125.5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110-20</text:p>
          </table:table-cell>
          <table:table-cell table:style-name="ACE-2" office:value-type="float" office:value="-12.18">
            <text:p>−12.18</text:p>
          </table:table-cell>
          <table:table-cell table:style-name="ACE-2" office:value-type="float" office:value="128.03">
            <text:p>128.03</text:p>
          </table:table-cell>
          <table:table-cell table:style-name="ACE-0" office:value-type="float" office:value="26640">
            <text:p>266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59">
            <text:p>−125.5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11207-13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3260">
            <text:p>3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cora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31999999999999">
            <text:p>−115.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8618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90000000000001">
            <text:p>−115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18000000000001">
            <text:p>−116.1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44">
            <text:p>−116.4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5">
            <text:p>−116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55">
            <text:p>−116.5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8">
            <text:p>−116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98999999999999">
            <text:p>−116.9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03">
            <text:p>−117.0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18000000000001">
            <text:p>−118.1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2" office:value-type="float" office:value="-12.1">
            <text:p>−12.10</text:p>
          </table:table-cell>
          <table:table-cell table:style-name="ACE-2" office:value-type="float" office:value="128.09999999999999">
            <text:p>128.10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37">
            <text:p>−119.3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83">
            <text:p>−114.8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94">
            <text:p>−114.9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04000000000001">
            <text:p>−115.0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19">
            <text:p>−115.1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73999999999999">
            <text:p>−115.7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76000000000001">
            <text:p>−115.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79000000000001">
            <text:p>−115.7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75">
            <text:p>−116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2" office:value-type="float" office:value="-12.08">
            <text:p>−12.08</text:p>
          </table:table-cell>
          <table:table-cell table:style-name="ACE-2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76000000000001">
            <text:p>−117.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61">
            <text:p>−113.6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70999999999999">
            <text:p>−113.7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81999999999999">
            <text:p>−113.8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86">
            <text:p>−113.8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09">
            <text:p>−114.0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2" office:value-type="float" office:value="-11.99">
            <text:p>−11.99</text:p>
          </table:table-cell>
          <table:table-cell table:style-name="ACE-2" office:value-type="float" office:value="128.19999999999999">
            <text:p>128.20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18000000000001">
            <text:p>−114.1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11207-21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fonaria ran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6.29000000000001">
            <text:p>−106.2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6.81999999999999">
            <text:p>−106.8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73999999999999">
            <text:p>−107.7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09999999999999">
            <text:p>−109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84999999999999">
            <text:p>−109.8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2" office:value-type="float" office:value="-12.09">
            <text:p>−12.09</text:p>
          </table:table-cell>
          <table:table-cell table:style-name="ACE-2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90000000000001">
            <text:p>−109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2" office:value-type="float" office:value="-12.26">
            <text:p>−12.26</text:p>
          </table:table-cell>
          <table:table-cell table:style-name="ACE-2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56999999999999">
            <text:p>−108.5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2" office:value-type="float" office:value="-12.26">
            <text:p>−12.26</text:p>
          </table:table-cell>
          <table:table-cell table:style-name="ACE-2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19">
            <text:p>−109.1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2" office:value-type="float" office:value="-12.26">
            <text:p>−12.26</text:p>
          </table:table-cell>
          <table:table-cell table:style-name="ACE-2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92">
            <text:p>−109.9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20806-6</text:p>
          </table:table-cell>
          <table:table-cell table:style-name="ACE-2" office:value-type="float" office:value="-12.67">
            <text:p>−12.67</text:p>
          </table:table-cell>
          <table:table-cell table:style-name="ACE-2" office:value-type="float" office:value="128.78">
            <text:p>128.78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2" office:value-type="float" office:value="-12.67">
            <text:p>−12.67</text:p>
          </table:table-cell>
          <table:table-cell table:style-name="ACE-2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6.75">
            <text:p>−96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2" office:value-type="float" office:value="-12.67">
            <text:p>−12.67</text:p>
          </table:table-cell>
          <table:table-cell table:style-name="ACE-2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7.640000000000001">
            <text:p>−97.6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2" office:value-type="float" office:value="-12.76">
            <text:p>−12.76</text:p>
          </table:table-cell>
          <table:table-cell table:style-name="ACE-2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8.219999999999999">
            <text:p>−88.2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2" office:value-type="float" office:value="-12.76">
            <text:p>−12.76</text:p>
          </table:table-cell>
          <table:table-cell table:style-name="ACE-2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8.340000000000003">
            <text:p>−88.3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2" office:value-type="float" office:value="-13.17">
            <text:p>−13.17</text:p>
          </table:table-cell>
          <table:table-cell table:style-name="ACE-2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840000000000003">
            <text:p>−67.8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2" office:value-type="float" office:value="-13.17">
            <text:p>−13.17</text:p>
          </table:table-cell>
          <table:table-cell table:style-name="ACE-2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900000000000006">
            <text:p>−67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2" office:value-type="float" office:value="-13.17">
            <text:p>−13.17</text:p>
          </table:table-cell>
          <table:table-cell table:style-name="ACE-2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980000000000004">
            <text:p>−67.9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IshiwaEtal201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25">
          <table:table-cell table:number-columns-repeated="18" table:style-name="ACE-0"/>
          <table:table-cell table:number-columns-repeated="3" table:style-name="Gnumeric-default"/>
          <table:table-cell table:number-columns-repeated="229" table:style-name="ACE-0"/>
          <table:table-cell table:number-columns-repeated="6" table:style-name="Gnumeric-default"/>
        </table:table-row>
        <table:table-row table:style-name="AROW-0">
          <table:table-cell table:number-columns-repeated="18" table:style-name="ACE-0"/>
          <table:table-cell table:number-columns-repeated="4" table:style-name="Gnumeric-default"/>
          <table:table-cell table:number-columns-repeated="234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6:27:4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